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2mm" fo:margin-left="0mm" fo:margin-right="0.07mm" table:align="margins"/>
    </style:style>
    <style:style style:name="Table1.A" style:family="table-column">
      <style:table-column-properties style:column-width="44.94mm" style:rel-column-width="2548*"/>
    </style:style>
    <style:style style:name="Table1.B" style:family="table-column">
      <style:table-column-properties style:column-width="24.99mm" style:rel-column-width="1417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5.8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F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4mm"/>
    </style:style>
    <style:style style:name="Table1.A5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F5" style:family="table-cell">
      <style:table-cell-properties fo:background-color="#e6e6e6" fo:padding="0.97mm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6" style:family="paragraph" style:parent-style-name="Text_20_body">
      <style:text-properties officeooo:rsid="0017c172" officeooo:paragraph-rsid="0017c172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able_20_Heading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Table_20_Heading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Heading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4pt" fo:language="en" fo:country="US" officeooo:paragraph-rsid="0017ee9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fo:font-size="14pt" fo:language="en" fo:country="US" fo:font-weight="bold" officeooo:paragraph-rsid="0017ee93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4pt" fo:language="en" fo:country="US" fo:font-weight="bold" officeooo:paragraph-rsid="0018fc1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e7ba0"/>
    </style:style>
    <style:style style:name="T2" style:family="text">
      <style:text-properties fo:font-size="14pt" fo:language="en" fo:country="US" officeooo:rsid="000e7ba0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officeooo:rsid="001a39a1"/>
    </style:style>
    <style:style style:name="T4" style:family="text">
      <style:text-properties officeooo:rsid="001abb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7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7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7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ext:p text:style-name="P6">Date: <text:span text:style-name="T2"><text:placeholder text:placeholder-type="text">&lt;format_date(date, user.language)&gt;</text:placeholder></text:span></text:p>
      <table:table table:name="Table1" table:style-name="Table1">
        <table:table-column table:style-name="Table1.A"/>
        <table:table-column table:style-name="Table1.B" table:number-columns-repeated="5"/>
        <table:table-header-rows>
          <table:table-row>
            <table:table-cell table:style-name="Table1.A1" office:value-type="string">
              <text:p text:style-name="P3">Party</text:p>
            </table:table-cell>
            <table:table-cell table:style-name="Table1.A1" office:value-type="string">
              <text:p text:style-name="P9"><text:placeholder text:placeholder-type="text">&lt;choose test=""&gt;</text:placeholder></text:p>
              <text:p text:style-name="P9"><text:placeholder text:placeholder-type="text">&lt;when test="unit == 'day'"&gt;</text:placeholder></text:p>
              <text:p text:style-name="P9"><text:placeholder text:placeholder-type="text">&lt;unicode(term0)&gt;</text:placeholder> Day</text:p>
              <text:p text:style-name="P9"><text:placeholder text:placeholder-type="text">&lt;/when&gt;</text:placeholder></text:p>
              <text:p text:style-name="P9"><text:placeholder text:placeholder-type="text">&lt;when test="unit == 'month'"&gt;</text:placeholder></text:p>
              <text:p text:style-name="P9"><text:placeholder text:placeholder-type="text">&lt;unicode(term0)&gt;</text:placeholder> Month</text:p>
              <text:p text:style-name="P9"><text:placeholder text:placeholder-type="text">&lt;/when&gt;</text:placeholder></text:p>
              <text:p text:style-name="P9"><text:placeholder text:placeholder-type="text">&lt;/choose&gt;</text:placeholder></text:p>
            </table:table-cell>
            <table:table-cell table:style-name="Table1.A1" office:value-type="string">
              <text:p text:style-name="P9"><text:placeholder text:placeholder-type="text">&lt;choose test=""&gt;</text:placeholder></text:p>
              <text:p text:style-name="P9"><text:placeholder text:placeholder-type="text">&lt;when test="unit == 'day'"&gt;</text:placeholder></text:p>
              <text:p text:style-name="P9"><text:placeholder text:placeholder-type="text">&lt;unicode(term1)&gt;</text:placeholder> Day<text:span text:style-name="T1">s</text:span></text:p>
              <text:p text:style-name="P9"><text:placeholder text:placeholder-type="text">&lt;/when&gt;</text:placeholder></text:p>
              <text:p text:style-name="P9"><text:placeholder text:placeholder-type="text">&lt;when test="unit == 'month' "&gt;</text:placeholder></text:p>
              <text:p text:style-name="P9"><text:placeholder text:placeholder-type="text">&lt;unicode(term1)&gt;</text:placeholder> Month<text:span text:style-name="T1">s</text:span></text:p>
              <text:p text:style-name="P9"><text:placeholder text:placeholder-type="text">&lt;/when&gt;</text:placeholder></text:p>
              <text:p text:style-name="P9"><text:placeholder text:placeholder-type="text">&lt;/choose&gt;</text:placeholder></text:p>
            </table:table-cell>
            <table:table-cell table:style-name="Table1.A1" office:value-type="string">
              <text:p text:style-name="P9"><text:placeholder text:placeholder-type="text">&lt;choose test=""&gt;</text:placeholder></text:p>
              <text:p text:style-name="P9"><text:placeholder text:placeholder-type="text">&lt;when test="unit == 'day'"&gt;</text:placeholder></text:p>
              <text:p text:style-name="P9"><text:placeholder text:placeholder-type="text">&lt;unicode(term2)&gt;</text:placeholder> Day<text:span text:style-name="T1">s</text:span></text:p>
              <text:p text:style-name="P9"><text:placeholder text:placeholder-type="text">&lt;/when&gt;</text:placeholder></text:p>
              <text:p text:style-name="P9"><text:placeholder text:placeholder-type="text">&lt;when test="unit == 'month'"&gt;</text:placeholder></text:p>
              <text:p text:style-name="P9"><text:placeholder text:placeholder-type="text">&lt;unicode(term2)&gt;</text:placeholder> Month<text:span text:style-name="T1">s </text:span></text:p>
              <text:p text:style-name="P9"><text:placeholder text:placeholder-type="text">&lt;/when&gt;</text:placeholder></text:p>
              <text:p text:style-name="P9"><text:placeholder text:placeholder-type="text">&lt;/choose&gt;</text:placeholder></text:p>
            </table:table-cell>
            <table:table-cell table:style-name="Table1.A1" office:value-type="string">
              <text:p text:style-name="P9"><text:placeholder text:placeholder-type="text">&lt;choose test=""&gt;</text:placeholder></text:p>
              <text:p text:style-name="P9"><text:placeholder text:placeholder-type="text">&lt;when test="unit == 'day'"&gt;</text:placeholder></text:p>
              <text:p text:style-name="P9"><text:placeholder text:placeholder-type="text">&lt;unicode(term3)&gt;</text:placeholder><text:span text:style-name="T3">+</text:span> Day<text:span text:style-name="T1">s</text:span></text:p>
              <text:p text:style-name="P9"><text:placeholder text:placeholder-type="text">&lt;/when&gt;</text:placeholder></text:p>
              <text:p text:style-name="P9"><text:placeholder text:placeholder-type="text">&lt;when test="unit == 'month'"&gt;</text:placeholder><text:placeholder text:placeholder-type="text">&lt;unicode(term3)&gt;</text:placeholder><text:span text:style-name="T4">+</text:span> Month<text:span text:style-name="T1">s </text:span></text:p>
              <text:p text:style-name="P9"><text:placeholder text:placeholder-type="text">&lt;/when&gt;</text:placeholder></text:p>
              <text:p text:style-name="P9"><text:placeholder text:placeholder-type="text">&lt;/choose&gt;</text:placeholder></text:p>
            </table:table-cell>
            <table:table-cell table:style-name="Table1.F1" office:value-type="string">
              <text:p text:style-name="P10">Balance</text:p>
            </table:table-cell>
          </table:table-row>
        </table:table-header-rows>
        <table:table-row table:style-name="Table1.2">
          <table:table-cell table:style-name="Table1.A2" table:number-columns-spanned="5" office:value-type="string">
            <text:p text:style-name="P4"><text:placeholder text:placeholder-type="text">&lt;for each="party in parties"&gt;</text:placeholder>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4"/>
          </table:table-cell>
        </table:table-row>
        <table:table-row table:style-name="Table1.2">
          <table:table-cell table:style-name="Table1.A3" office:value-type="string">
            <text:p text:style-name="P4"><text:placeholder text:placeholder-type="text">&lt;party['name']&gt;</text:placeholder></text:p>
          </table:table-cell>
          <table:table-cell table:style-name="Table1.B3" office:value-type="string">
            <text:p text:style-name="P12"><text:placeholder text:placeholder-type="text">&lt;party['amount0'] and format_currency(party['amount0'], user.language, currency=company.currency)or ''&gt;</text:placeholder></text:p>
          </table:table-cell>
          <table:table-cell table:style-name="Table1.C3" office:value-type="string">
            <text:p text:style-name="P12"><text:placeholder text:placeholder-type="text">&lt;party['amount1'] and format_currency(party['amount1'], user.language, currency=company.currency) or ''&gt;</text:placeholder></text:p>
          </table:table-cell>
          <table:table-cell table:style-name="Table1.D3" office:value-type="string">
            <text:p text:style-name="P12"><text:placeholder text:placeholder-type="text">&lt;party['amount2'] and format_currency(party['amount2'], user.language, currency=company.currency) or ''&gt;</text:placeholder></text:p>
          </table:table-cell>
          <table:table-cell table:style-name="Table1.E3" office:value-type="string">
            <text:p text:style-name="P12"><text:placeholder text:placeholder-type="text">&lt;party['amount3'] and format_currency(party['amount3'], user.language, currency=company.currency) or ''&gt;</text:placeholder></text:p>
          </table:table-cell>
          <table:table-cell table:style-name="Table1.F3" office:value-type="string">
            <text:p text:style-name="P12"><text:placeholder text:placeholder-type="text">&lt;party['balance'] and format_currency(party['balance'], user.language, currency=company.currency)or ''&gt;</text:placeholder></text:p>
          </table:table-cell>
        </table:table-row>
        <table:table-row table:style-name="Table1.2">
          <table:table-cell table:style-name="Table1.A4" table:number-columns-spanned="5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table-cell table:style-name="Table1.F4" office:value-type="string">
            <text:p text:style-name="P4"/>
          </table:table-cell>
        </table:table-row>
        <text:soft-page-break/>
        <table:table-row table:style-name="Table1.5">
          <table:table-cell table:style-name="Table1.A5" office:value-type="string">
            <text:p text:style-name="P8">Total</text:p>
          </table:table-cell>
          <table:table-cell table:style-name="Table1.A5" office:value-type="string">
            <text:p text:style-name="P13"><text:placeholder text:placeholder-type="text">&lt;format_currency(total0, user.language, currency=company.currency)&gt;</text:placeholder></text:p>
          </table:table-cell>
          <table:table-cell table:style-name="Table1.A5" office:value-type="string">
            <text:p text:style-name="P13"><text:placeholder text:placeholder-type="text">&lt;format_currency(total1, user.language, currency=company.currency)&gt;</text:placeholder></text:p>
          </table:table-cell>
          <table:table-cell table:style-name="Table1.A5" office:value-type="string">
            <text:p text:style-name="P13"><text:placeholder text:placeholder-type="text">&lt;format_currency(total2, user.language, currency=company.currency)&gt;</text:placeholder></text:p>
          </table:table-cell>
          <table:table-cell table:style-name="Table1.A5" office:value-type="string">
            <text:p text:style-name="P14"><text:placeholder text:placeholder-type="text">&lt;format_currency(total3, user.language, currency=company.currency)&gt;</text:placeholder></text:p>
          </table:table-cell>
          <table:table-cell table:style-name="Table1.F5" office:value-type="string">
            <text:p text:style-name="P13"><text:placeholder text:placeholder-type="text">&lt;format_currency(total, user.language, currency=company.currency)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69.99mm" table:align="margins"/>
    </style:style>
    <style:style style:name="Table3.A" style:family="table-column">
      <style:table-column-properties style:column-width="56.66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85mm" style:rel-column-width="32768*"/>
    </style:style>
    <style:style style:name="Table2.B" style:family="table-column">
      <style:table-column-properties style:column-width="84.98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Header"><text:placeholder text:placeholder-type="text">&lt;choose test=""&gt;</text:placeholder></text:p>
              <text:p text:style-name="Header"><text:placeholder text:placeholder-type="text">&lt;when test="main_title == 'both'"&gt;</text:placeholder></text:p>
              <text:p text:style-name="Header">Aged Balance for Suppliers and Customers</text:p>
              <text:p text:style-name="Header"><text:placeholder text:placeholder-type="text">&lt;/when&gt;</text:placeholder></text:p>
              <text:p text:style-name="Header"><text:placeholder text:placeholder-type="text">&lt;when test="main_title == 'supplier'"&gt;</text:placeholder></text:p>
              <text:p text:style-name="Header">Aged Balance for Suppliers</text:p>
              <text:p text:style-name="Header"><text:placeholder text:placeholder-type="text">&lt;/when&gt;</text:placeholder></text:p>
              <text:p text:style-name="Header"><text:placeholder text:placeholder-type="text">&lt;when test="main_title == 'customer'"&gt;</text:placeholder></text:p>
              <text:p text:style-name="Header">Aged Balance for Customers</text:p>
              <text:p text:style-name="Header"><text:placeholder text:placeholder-type="text">&lt;/when&gt;</text:placeholder></text:p>
              <text:p text:style-name="Header"><text:placeholder text:placeholder-type="text">&lt;/choose&gt;</text:placeholder></text:p>
            </table:table-cell>
            <table:table-cell table:style-name="Table3.A1" office:value-type="string">
              <text:p text:style-name="MP1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2</text:page-number>/<text:page-count>3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3" meta:paragraph-count="74" meta:word-count="203" meta:character-count="2178" meta:non-whitespace-character-count="2047"/>
    <meta:user-defined meta:name="Info 1"/>
    <meta:user-defined meta:name="Info 2"/>
    <meta:user-defined meta:name="Info 3"/>
    <meta:user-defined meta:name="Info 4"/>
  </office:meta>
</office:document-meta>
</file>